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size="11pt" officeooo:rsid="001b0316" officeooo:paragraph-rsid="001b0316" style:font-size-asian="11pt" style:font-size-complex="11pt"/>
    </style:style>
    <style:style style:name="P2" style:family="paragraph" style:parent-style-name="Standard">
      <style:paragraph-properties fo:text-align="justify" style:justify-single-word="false"/>
      <style:text-properties style:font-name="Arial" fo:font-size="11pt" officeooo:rsid="001b0316" officeooo:paragraph-rsid="001c4377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1pt" officeooo:rsid="001e5ebb" officeooo:paragraph-rsid="001e5eb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1pt" officeooo:rsid="001e5ebb" officeooo:paragraph-rsid="001e813b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1pt" officeooo:rsid="001e5ebb" officeooo:paragraph-rsid="0024886f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1pt" officeooo:rsid="002190d4" officeooo:paragraph-rsid="002190d4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1pt" officeooo:rsid="002190d4" officeooo:paragraph-rsid="00250721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11pt" officeooo:rsid="0027b4ab" officeooo:paragraph-rsid="0027b4ab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1pt" officeooo:paragraph-rsid="001c4377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1pt" officeooo:paragraph-rsid="001e0652" style:font-size-asian="11pt" style:font-size-complex="11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4pt" officeooo:rsid="001b0316" officeooo:paragraph-rsid="001b0316" style:font-size-asian="14pt" style:font-size-complex="14pt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4pt" style:text-underline-style="solid" style:text-underline-width="auto" style:text-underline-color="font-color" officeooo:rsid="001b0316" officeooo:paragraph-rsid="001b0316" style:font-size-asian="14pt" style:font-size-complex="14pt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4pt" fo:font-weight="bold" officeooo:rsid="0021d2ef" officeooo:paragraph-rsid="0021d2ef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4pt" fo:font-weight="bold" officeooo:rsid="0021d2ef" officeooo:paragraph-rsid="0024886f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Arial" fo:font-size="11pt" style:font-size-asian="11pt" style:font-size-complex="11pt"/>
    </style:style>
    <style:style style:name="P1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Arial" fo:font-size="11pt" officeooo:paragraph-rsid="001c4377" style:font-size-asian="11pt" style:font-size-complex="11pt"/>
    </style:style>
    <style:style style:name="T1" style:family="text">
      <style:text-properties officeooo:rsid="001c4377"/>
    </style:style>
    <style:style style:name="T2" style:family="text">
      <style:text-properties fo:color="#7f0055" fo:font-weight="bold" style:font-weight-asian="bold"/>
    </style:style>
    <style:style style:name="T3" style:family="text">
      <style:text-properties fo:color="#7f0055" fo:font-weight="bold" officeooo:rsid="001c4377" style:font-weight-asian="bold"/>
    </style:style>
    <style:style style:name="T4" style:family="text">
      <style:text-properties fo:color="#000000" fo:font-size="14pt" fo:font-weight="bold" officeooo:rsid="001e0652" style:font-size-asian="14pt" style:font-weight-asian="bold" style:font-size-complex="14pt" style:font-weight-complex="bold"/>
    </style:style>
    <style:style style:name="T5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000000" fo:font-size="14pt" fo:font-weight="bold" officeooo:rsid="001c4377" style:font-size-asian="14pt" style:font-weight-asian="bold" style:font-size-complex="14pt" style:font-weight-complex="bold"/>
    </style:style>
    <style:style style:name="T7" style:family="text">
      <style:text-properties fo:color="#000000"/>
    </style:style>
    <style:style style:name="T8" style:family="text">
      <style:text-properties fo:color="#000000" officeooo:rsid="001c4377"/>
    </style:style>
    <style:style style:name="T9" style:family="text">
      <style:text-properties fo:color="#000000" officeooo:rsid="001e0652"/>
    </style:style>
    <style:style style:name="T10" style:family="text">
      <style:text-properties fo:color="#000000" style:text-underline-style="solid" style:text-underline-width="auto" style:text-underline-color="font-color"/>
    </style:style>
    <style:style style:name="T11" style:family="text">
      <style:text-properties fo:color="#000000" officeooo:rsid="001e813b"/>
    </style:style>
    <style:style style:name="T12" style:family="text">
      <style:text-properties fo:color="#000000" officeooo:rsid="001fc443"/>
    </style:style>
    <style:style style:name="T13" style:family="text">
      <style:text-properties fo:color="#000000" officeooo:rsid="002190d4"/>
    </style:style>
    <style:style style:name="T14" style:family="text">
      <style:text-properties fo:color="#000000" officeooo:rsid="0023bef9"/>
    </style:style>
    <style:style style:name="T15" style:family="text">
      <style:text-properties fo:color="#000000" fo:font-size="11pt" fo:font-weight="normal" officeooo:rsid="0023bef9" style:font-size-asian="9.60000038146973pt" style:font-weight-asian="normal" style:font-size-complex="11pt" style:font-weight-complex="normal"/>
    </style:style>
    <style:style style:name="T16" style:family="text">
      <style:text-properties fo:color="#000000" fo:font-size="11pt" fo:font-weight="normal" officeooo:rsid="00250721" style:font-size-asian="9.60000038146973pt" style:font-weight-asian="normal" style:font-size-complex="11pt" style:font-weight-complex="normal"/>
    </style:style>
    <style:style style:name="T17" style:family="text">
      <style:text-properties fo:color="#000000" fo:font-size="11pt" fo:font-weight="normal" officeooo:rsid="002aff43" style:font-size-asian="9.60000038146973pt" style:font-weight-asian="normal" style:font-size-complex="11pt" style:font-weight-complex="normal"/>
    </style:style>
    <style:style style:name="T18" style:family="text">
      <style:text-properties fo:color="#000000" officeooo:rsid="0024886f"/>
    </style:style>
    <style:style style:name="T19" style:family="text">
      <style:text-properties fo:color="#000000" officeooo:rsid="00250721"/>
    </style:style>
    <style:style style:name="T20" style:family="text">
      <style:text-properties fo:color="#000000" officeooo:rsid="0026e119"/>
    </style:style>
    <style:style style:name="T21" style:family="text">
      <style:text-properties fo:color="#000000" officeooo:rsid="00278d46"/>
    </style:style>
    <style:style style:name="T22" style:family="text">
      <style:text-properties fo:color="#000000" officeooo:rsid="0027b4ab"/>
    </style:style>
    <style:style style:name="T23" style:family="text">
      <style:text-properties fo:color="#000000" officeooo:rsid="00293c98"/>
    </style:style>
    <style:style style:name="T24" style:family="text">
      <style:text-properties fo:color="#0000c0" fo:font-style="italic" style:font-style-asian="italic"/>
    </style:style>
    <style:style style:name="T25" style:family="text">
      <style:text-properties officeooo:rsid="002190d4"/>
    </style:style>
    <style:style style:name="T26" style:family="text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Version 2.0:</text:p>
      <text:p text:style-name="P11"/>
      <text:p text:style-name="P12">Design Patterns applied:</text:p>
      <text:p text:style-name="P1"/>
      <text:p text:style-name="P1"><text:span text:style-name="T26">Singleton:</text:span></text:p>
      <text:p text:style-name="P1"><text:tab/>Applied in Table <text:span text:style-name="T25">and</text:span> Stock. </text:p>
      <text:p text:style-name="P2"><text:tab/></text:p>
      <text:p text:style-name="P2"><text:tab/>Singletons were made by making a public method that will return the unique instance of the class. If it <text:s/>was not previously created, the method will call a private constructor. Each class will have a protected static instance of the class. <text:s/></text:p>
      <text:p text:style-name="P1"/>
      <text:p text:style-name="P1"><text:tab/>Table:</text:p>
      <text:p text:style-name="P2"><text:tab/><text:span text:style-name="T1">As there should be only one table for each game, the singleton design pattern was implemented in the class Table to assure the condition. The code is the following:</text:span></text:p>
      <text:p text:style-name="P9"/>
      <text:p text:style-name="P15"><text:span text:style-name="T7"><text:s text:c="3"/><text:tab/></text:span><text:span text:style-name="T2">protected</text:span><text:span text:style-name="T7"> </text:span><text:span text:style-name="T2">static</text:span><text:span text:style-name="T7"> Table </text:span><text:span text:style-name="T24">tab</text:span><text:span text:style-name="T7"> = </text:span><text:span text:style-name="T2">null</text:span><text:span text:style-name="T7">;</text:span></text:p>
      <text:p text:style-name="P9"><text:span text:style-name="T7"><text:tab/></text:span></text:p>
      <text:p text:style-name="P9"><text:tab/><text:span text:style-name="T2">public</text:span><text:span text:style-name="T7"> </text:span><text:span text:style-name="T2">static</text:span><text:span text:style-name="T7"> Table getTable()</text:span></text:p>
      <text:p text:style-name="P15"><text:span text:style-name="T7"><text:tab/>{</text:span></text:p>
      <text:p text:style-name="P15"><text:span text:style-name="T7"><text:tab/><text:tab/></text:span><text:span text:style-name="T2">if</text:span><text:span text:style-name="T7">(</text:span><text:span text:style-name="T24">tab</text:span><text:span text:style-name="T7"> == </text:span><text:span text:style-name="T2">null</text:span><text:span text:style-name="T7">)</text:span></text:p>
      <text:p text:style-name="P15"><text:span text:style-name="T7"><text:tab/><text:tab/>{</text:span></text:p>
      <text:p text:style-name="P15"><text:span text:style-name="T7"><text:tab/><text:tab/><text:tab/></text:span><text:span text:style-name="T24">tab</text:span><text:span text:style-name="T7"> = </text:span><text:span text:style-name="T2">new</text:span><text:span text:style-name="T7"> Table();</text:span></text:p>
      <text:p text:style-name="P15"><text:span text:style-name="T7"><text:tab/><text:tab/>}<text:tab/></text:span></text:p>
      <text:p text:style-name="P15"><text:span text:style-name="T7"><text:tab/><text:tab/></text:span><text:span text:style-name="T2">return</text:span><text:span text:style-name="T7"> </text:span><text:span text:style-name="T24">tab</text:span><text:span text:style-name="T7">;<text:tab/><text:tab/></text:span></text:p>
      <text:p text:style-name="P9"><text:span text:style-name="T7"><text:tab/>}</text:span></text:p>
      <text:p text:style-name="P9"><text:span text:style-name="T7"/></text:p>
      <text:p text:style-name="P9"><text:span text:style-name="T7"><text:tab/></text:span><text:span text:style-name="T8">Singleton was implemented in this particular manner, to allow easy sub-classing </text:span><text:span text:style-name="T9">and thus, to support scalability</text:span><text:span text:style-name="T8">. In case a sub-class is wanted, in a different packet, the following code can be </text:span><text:span text:style-name="T9">employed</text:span><text:span text:style-name="T8">:</text:span></text:p>
      <text:p text:style-name="P9"><text:span text:style-name="T8"/></text:p>
      <text:p text:style-name="P9"><text:span text:style-name="T8"><text:tab/></text:span><text:span text:style-name="T3">import</text:span><text:span text:style-name="T7"> </text:span><text:span text:style-name="T10">softwareGame</text:span><text:span text:style-name="T7">.Table;</text:span></text:p>
      <text:p text:style-name="P15"/>
      <text:p text:style-name="P16"><text:span text:style-name="T2"><text:tab/>public</text:span><text:span text:style-name="T7"> </text:span><text:span text:style-name="T2">class</text:span><text:span text:style-name="T7"> SingletonB </text:span><text:span text:style-name="T2">extends</text:span><text:span text:style-name="T7"> </text:span><text:span text:style-name="T9">Table</text:span><text:span text:style-name="T7"> </text:span></text:p>
      <text:p text:style-name="P16"><text:span text:style-name="T7"><text:tab/>{</text:span></text:p>
      <text:p text:style-name="P16"><text:span text:style-name="T7"><text:tab/><text:tab/></text:span><text:span text:style-name="T2">public</text:span><text:span text:style-name="T7"> </text:span><text:span text:style-name="T2">static</text:span><text:span text:style-name="T7"> </text:span><text:span text:style-name="T9">Table</text:span><text:span text:style-name="T7"> getInstance()</text:span></text:p>
      <text:p text:style-name="P16"><text:span text:style-name="T7"><text:tab/><text:tab/>{</text:span></text:p>
      <text:p text:style-name="P15"><text:span text:style-name="T7"><text:tab/><text:tab/><text:tab/></text:span><text:span text:style-name="T2">if</text:span><text:span text:style-name="T7">(</text:span><text:span text:style-name="T24">instance</text:span><text:span text:style-name="T7"> == </text:span><text:span text:style-name="T2">null</text:span><text:span text:style-name="T7">)</text:span></text:p>
      <text:p text:style-name="P15"><text:span text:style-name="T7"><text:tab/><text:tab/><text:tab/><text:tab/></text:span><text:span text:style-name="T24">instance</text:span><text:span text:style-name="T7"> = </text:span><text:span text:style-name="T2">new</text:span><text:span text:style-name="T7"> SingletonB();</text:span></text:p>
      <text:p text:style-name="P15"><text:span text:style-name="T7"><text:tab/><text:tab/><text:tab/></text:span><text:span text:style-name="T2">return</text:span><text:span text:style-name="T7"> </text:span><text:span text:style-name="T24">instance</text:span><text:span text:style-name="T7">;</text:span></text:p>
      <text:p text:style-name="P15"><text:span text:style-name="T7"><text:tab/><text:tab/>}</text:span></text:p>
      <text:p text:style-name="P15"><text:span text:style-name="T7"><text:tab/><text:tab/></text:span><text:span text:style-name="T2">private</text:span><text:span text:style-name="T7"> SingletonB(){ }</text:span></text:p>
      <text:p text:style-name="P9"><text:span text:style-name="T7"><text:tab/>}</text:span></text:p>
      <text:p text:style-name="P9"><text:span text:style-name="T8"/></text:p>
      <text:p text:style-name="P9"><text:span text:style-name="T8"><text:tab/></text:span><text:span text:style-name="T9">Stock:</text:span></text:p>
      <text:p text:style-name="P10"><text:span text:style-name="T9"><text:tab/></text:span><text:span text:style-name="T8">As there should be only one </text:span><text:span text:style-name="T9">stock</text:span><text:span text:style-name="T8"> for each game, the singleton design pattern was implemented in the class </text:span><text:span text:style-name="T9">Stock</text:span><text:span text:style-name="T8"> to assure th</text:span><text:span text:style-name="T9">e</text:span><text:span text:style-name="T8"> condition. </text:span><text:span text:style-name="T9">Both code for the implementation of the new singleton class and a possible sub-class, is similar to the previous Table code.</text:span></text:p>
      <text:p text:style-name="P10"><text:span text:style-name="T9"/></text:p>
      <text:p text:style-name="P10"><text:span text:style-name="T9"/></text:p>
      <text:p text:style-name="P3"><text:span text:style-name="T4">P</text:span><text:span text:style-name="T5">roxy:</text:span></text:p>
      <text:p text:style-name="P3"><text:span text:style-name="T7"><text:tab/>New class ProxyGame was created. A client class Client was also created.</text:span></text:p>
      <text:p text:style-name="P3"><text:span text:style-name="T7"/></text:p>
      <text:p text:style-name="P4"><text:span text:style-name="T7"><text:tab/></text:span><text:span text:style-name="T11">Proxy was implemented in a fashion </text:span><text:span text:style-name="T7">so that the actual game is not instantiated until a valid user wants to play.</text:span></text:p>
      <text:p text:style-name="P4"><text:span text:style-name="T7"><text:tab/></text:span></text:p>
      <text:p text:style-name="P4"><text:span text:style-name="T7"><text:tab/></text:span><text:span text:style-name="T11">The proxy will provide an additional functionality to the game. It will only allow the player to </text:span><text:soft-page-break/><text:span text:style-name="T11">play the game, if a valid user name and password is given. </text:span><text:span text:style-name="T7">Proxy works as an wrapper for the actual game</text:span><text:span text:style-name="T11">, and</text:span><text:span text:style-name="T7"> </text:span><text:span text:style-name="T11">i</text:span><text:span text:style-name="T7">t was devised so that the client (</text:span><text:span text:style-name="T12">where </text:span><text:span text:style-name="T7">the main function is present), will call the proxy and it will first </text:span><text:span text:style-name="T12">be </text:span><text:span text:style-name="T7">ask</text:span><text:span text:style-name="T12">ed</text:span><text:span text:style-name="T7"> for a valid user name and afterwards </text:span><text:span text:style-name="T12">for</text:span><text:span text:style-name="T7"> the corresponding password. </text:span></text:p>
      <text:p text:style-name="P4"><text:span text:style-name="T7"/></text:p>
      <text:p text:style-name="P4"><text:span text:style-name="T7"><text:tab/></text:span><text:span text:style-name="T13">The valid users lists and their passwords are lists hard-coded in the constructor of the ProxyGame class. <text:s/></text:span></text:p>
      <text:p text:style-name="P3"><text:span text:style-name="T7"/></text:p>
      <text:p text:style-name="P13"><text:span text:style-name="T11">I</text:span><text:span text:style-name="T7">terator:</text:span></text:p>
      <text:p text:style-name="P13"><text:span text:style-name="T7"><text:tab/></text:span><text:span text:style-name="T15">Applied in Player.</text:span></text:p>
      <text:p text:style-name="P13"><text:span text:style-name="T15"/></text:p>
      <text:p text:style-name="P13"><text:span text:style-name="T15"><text:tab/></text:span><text:span text:style-name="T16">The iterator design pattern was implemented as a way to access the domino's lists. </text:span></text:p>
      <text:p text:style-name="P13"><text:span text:style-name="T16"/></text:p>
      <text:p text:style-name="P13"><text:span text:style-name="T16"><text:tab/>Player:</text:span></text:p>
      <text:p text:style-name="P13"><text:span text:style-name="T16"><text:tab/><text:tab/>There may be different type of </text:span><text:span text:style-name="T17">d</text:span><text:span text:style-name="T16">omino</text:span><text:span text:style-name="T17">e</text:span><text:span text:style-name="T16">s (for now, regular and “princess”). An iterator is applied to allow this two, but also to add generality to the code for future uses.</text:span></text:p>
      <text:p text:style-name="P13"><text:span text:style-name="T7"/></text:p>
      <text:p text:style-name="P13"><text:span text:style-name="T7">Generics:</text:span></text:p>
      <text:p text:style-name="P3"><text:span text:style-name="T11"><text:tab/></text:span><text:span text:style-name="T14">Applied to Domino, Stock, Table, Player, ProxyGame, Game, </text:span><text:span text:style-name="T22">Princess</text:span><text:span text:style-name="T14">.</text:span></text:p>
      <text:p text:style-name="P3"><text:span text:style-name="T11"/></text:p>
      <text:p text:style-name="P3"><text:span text:style-name="T11"><text:tab/></text:span><text:span text:style-name="T20">It was applied in the attributes of the previous classes. It provides a certain degree of generality that allows the code to add new features<text:tab/>in a smoother manner.</text:span></text:p>
      <text:p text:style-name="P3"><text:span text:style-name="T20"/></text:p>
      <text:p text:style-name="P8"><text:span text:style-name="T20"><text:tab/></text:span><text:span text:style-name="T7">In order to exemplify the generality the class Princesses was created. With it, a new functionality was added to the game. The game now gives the valid user the possibility for two types of game (different </text:span><text:span text:style-name="T23">dominoes</text:span><text:span text:style-name="T7">). At the beginning of the game, after introducing both a valid user name and it's password, the user may choose between regular domino chips and or princess kind.</text:span></text:p>
      <text:p text:style-name="P3"><text:span text:style-name="T11"/></text:p>
      <text:p text:style-name="P14"><text:span text:style-name="T18">Exceptions</text:span><text:span text:style-name="T7">:</text:span></text:p>
      <text:p text:style-name="P5"><text:span text:style-name="T11"><text:tab/></text:span><text:span text:style-name="T14">Applied to Domino, Stock, Table, Player, ProxyGame, Game.</text:span></text:p>
      <text:p text:style-name="P5"><text:span text:style-name="T14"/></text:p>
      <text:p text:style-name="P5"><text:span text:style-name="T14"><text:tab/></text:span><text:span text:style-name="T19">Various exceptions were implemented to further improve the code.</text:span></text:p>
      <text:p text:style-name="P3"><text:span text:style-name="T11"/></text:p>
      <text:p text:style-name="P6"><text:span text:style-name="T6">O</text:span><text:span text:style-name="T5">ther changes</text:span><text:span text:style-name="T7">:</text:span></text:p>
      <text:p text:style-name="P7"><text:span text:style-name="T7"><text:tab/>Syntax changes were made in most of the classes to make them more readable.</text:span></text:p>
      <text:p text:style-name="P7"><text:span text:style-name="T7"><text:tab/></text:span><text:span text:style-name="T21">Accessibility of several attributes in different classes, were changed.</text:span></text:p>
      <text:p text:style-name="P7"><text:span text:style-name="T21"><text:tab/></text:span></text:p>
      <text:p text:style-name="P10"><text:span text:style-name="T8"><text:tab/></text:span></text:p>
      <text:p text:style-name="P10"><text:span text:style-name="T8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s </meta:initial-creator>
    <meta:creation-date>2016-05-07T23:16:23.509298835</meta:creation-date>
    <dc:date>2016-05-08T01:02:12.432616407</dc:date>
    <dc:creator>andres </dc:creator>
    <meta:editing-duration>PT1H14M22S</meta:editing-duration>
    <meta:editing-cycles>15</meta:editing-cycles>
    <meta:generator>LibreOffice/5.0.3.2$Linux_X86_64 LibreOffice_project/00m0$Build-2</meta:generator>
    <meta:document-statistic meta:table-count="0" meta:image-count="0" meta:object-count="0" meta:page-count="2" meta:paragraph-count="56" meta:word-count="531" meta:character-count="3217" meta:non-whitespace-character-count="2655"/>
  </office:meta>
</office:document-meta>
</file>